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2.703cm" svg:height="16.114cm" svg:x="5.23cm" svg:y="0.427cm">
            <draw:object draw:notify-on-update-of-ranges="Sheet1.A1:Sheet1.A256 Sheet1.B1:Sheet1.B2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957" calcext:value-type="float">
            <text:p>829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487" calcext:value-type="float">
            <text:p>564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743" calcext:value-type="float">
            <text:p>357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3548" calcext:value-type="float">
            <text:p>1235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0193" calcext:value-type="float">
            <text:p>1901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069" calcext:value-type="float">
            <text:p>79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6640" calcext:value-type="float">
            <text:p>2666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0356" calcext:value-type="float">
            <text:p>3203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1243" calcext:value-type="float">
            <text:p>3512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5188" calcext:value-type="float">
            <text:p>3651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2964" calcext:value-type="float">
            <text:p>3529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2480" calcext:value-type="float">
            <text:p>3124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9732" calcext:value-type="float">
            <text:p>1597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4665" calcext:value-type="float">
            <text:p>2846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8633" calcext:value-type="float">
            <text:p>2786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8350" calcext:value-type="float">
            <text:p>2583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2654" calcext:value-type="float">
            <text:p>2226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0365" calcext:value-type="float">
            <text:p>1903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9533" calcext:value-type="float">
            <text:p>1495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20" calcext:value-type="float">
            <text:p>95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8346" calcext:value-type="float">
            <text:p>1183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6467" calcext:value-type="float">
            <text:p>1064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541" calcext:value-type="float">
            <text:p>945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365" calcext:value-type="float">
            <text:p>823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2769" calcext:value-type="float">
            <text:p>727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942" calcext:value-type="float">
            <text:p>659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355" calcext:value-type="float">
            <text:p>523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545" calcext:value-type="float">
            <text:p>615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497" calcext:value-type="float">
            <text:p>614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079" calcext:value-type="float">
            <text:p>630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416" calcext:value-type="float">
            <text:p>604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801" calcext:value-type="float">
            <text:p>578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904" calcext:value-type="float">
            <text:p>509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814" calcext:value-type="float">
            <text:p>428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818" calcext:value-type="float">
            <text:p>468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855" calcext:value-type="float">
            <text:p>458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693" calcext:value-type="float">
            <text:p>40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829" calcext:value-type="float">
            <text:p>348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502" calcext:value-type="float">
            <text:p>295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138" calcext:value-type="float">
            <text:p>261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630" calcext:value-type="float">
            <text:p>206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709" calcext:value-type="float">
            <text:p>217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44" calcext:value-type="float">
            <text:p>201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024" calcext:value-type="float">
            <text:p>190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387" calcext:value-type="float">
            <text:p>173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527" calcext:value-type="float">
            <text:p>155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584" calcext:value-type="float">
            <text:p>135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219" calcext:value-type="float">
            <text:p>122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505" calcext:value-type="float">
            <text:p>125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172" calcext:value-type="float">
            <text:p>121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595" calcext:value-type="float">
            <text:p>115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282" calcext:value-type="float">
            <text:p>112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558" calcext:value-type="float">
            <text:p>95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89" calcext:value-type="float">
            <text:p>89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39" calcext:value-type="float">
            <text:p>78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2" calcext:value-type="float">
            <text:p>76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655" calcext:value-type="float">
            <text:p>76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95" calcext:value-type="float">
            <text:p>779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18" calcext:value-type="float">
            <text:p>81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06" calcext:value-type="float">
            <text:p>72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37" calcext:value-type="float">
            <text:p>80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815" calcext:value-type="float">
            <text:p>78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17" calcext:value-type="float">
            <text:p>83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742" calcext:value-type="float">
            <text:p>77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944" calcext:value-type="float">
            <text:p>79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17" calcext:value-type="float">
            <text:p>79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456" calcext:value-type="float">
            <text:p>84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581" calcext:value-type="float">
            <text:p>858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344" calcext:value-type="float">
            <text:p>83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682" calcext:value-type="float">
            <text:p>76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45" calcext:value-type="float">
            <text:p>81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753" calcext:value-type="float">
            <text:p>87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454" calcext:value-type="float">
            <text:p>845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337" calcext:value-type="float">
            <text:p>83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31" calcext:value-type="float">
            <text:p>81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554" calcext:value-type="float">
            <text:p>75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097" calcext:value-type="float">
            <text:p>90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697" calcext:value-type="float">
            <text:p>76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484" calcext:value-type="float">
            <text:p>74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275" calcext:value-type="float">
            <text:p>72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672" calcext:value-type="float">
            <text:p>76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3T17:47:42.362203339</dc:date>
    <dc:creator>skyo </dc:creator>
    <meta:document-statistic meta:table-count="1" meta:cell-count="512" meta:object-count="1"/>
    <meta:generator>LibreOffice/4.1.2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04cm" svg:height="16.115cm" xlink:href=".." xlink:type="simple" chart:class="chart:bar" chart:style-name="ch1">
        <chart:legend chart:legend-position="end" svg:x="30.441cm" svg:y="7.758cm" style:legend-expansion="high" chart:style-name="ch2"/>
        <chart:plot-area chart:style-name="ch3" table:cell-range-address="Sheet1.A1:Sheet1.B256" chart:data-source-has-labels="column" svg:x="1.104cm" svg:y="1.423cm" svg:width="28.029cm" svg:height="13.95cm">
          <chartooo:coordinate-region svg:x="2.466cm" svg:y="1.622cm" svg:width="26.667cm" svg:height="12.827cm"/>
          <chart:axis chart:dimension="x" chart:name="primary-x" chart:style-name="ch4" chartooo:axis-type="auto">
            <chartooo:date-scale/>
            <chart:categories table:cell-range-address="Sheet1.A1:Sheet1.A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56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0">
                <text:p>0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2957">
                <text:p>829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487">
                <text:p>564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5743">
                <text:p>3574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23548">
                <text:p>1235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0193">
                <text:p>19019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9069">
                <text:p>7906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66640">
                <text:p>2666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0356">
                <text:p>32035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51243">
                <text:p>3512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5188">
                <text:p>3651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52964">
                <text:p>3529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12480">
                <text:p>31248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59732">
                <text:p>15973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84665">
                <text:p>28466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78633">
                <text:p>2786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58350">
                <text:p>25835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22654">
                <text:p>2226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0365">
                <text:p>19036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49533">
                <text:p>14953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5020">
                <text:p>9502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8346">
                <text:p>11834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6467">
                <text:p>1064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4541">
                <text:p>9454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2365">
                <text:p>823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2769">
                <text:p>7276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5942">
                <text:p>6594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2355">
                <text:p>523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1545">
                <text:p>615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1497">
                <text:p>6149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3079">
                <text:p>6307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0416">
                <text:p>6041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7801">
                <text:p>5780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0904">
                <text:p>5090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2814">
                <text:p>4281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6818">
                <text:p>4681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5855">
                <text:p>4585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0693">
                <text:p>406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4829">
                <text:p>3482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9502">
                <text:p>295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6138">
                <text:p>2613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709">
                <text:p>2170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0144">
                <text:p>2014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9024">
                <text:p>1902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7387">
                <text:p>1738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5527">
                <text:p>1552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3584">
                <text:p>135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279">
                <text:p>1127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219">
                <text:p>1221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505">
                <text:p>1250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172">
                <text:p>1217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282">
                <text:p>1128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746">
                <text:p>874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558">
                <text:p>955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357">
                <text:p>93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989">
                <text:p>898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7769">
                <text:p>776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7351">
                <text:p>735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423">
                <text:p>742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7795">
                <text:p>779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206">
                <text:p>720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6644">
                <text:p>664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8037">
                <text:p>803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7815">
                <text:p>781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598">
                <text:p>859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7742">
                <text:p>774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7917">
                <text:p>791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8301">
                <text:p>830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8009">
                <text:p>800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259">
                <text:p>825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8581">
                <text:p>858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8753">
                <text:p>875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8454">
                <text:p>845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8131">
                <text:p>813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6669">
                <text:p>666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554">
                <text:p>755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8009">
                <text:p>8009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7497">
                <text:p>749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359">
                <text:p>735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7697">
                <text:p>769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7484">
                <text:p>748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7447">
                <text:p>744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7672">
                <text:p>76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5742">
                <text:p>574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